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7d96" officeooo:paragraph-rsid="00037d96"/>
    </style:style>
    <style:style style:name="P2" style:family="paragraph" style:parent-style-name="Standard">
      <style:text-properties officeooo:rsid="0006680a" officeooo:paragraph-rsid="0006680a"/>
    </style:style>
    <style:style style:name="P3" style:family="paragraph" style:parent-style-name="Standard">
      <style:text-properties officeooo:rsid="00077564" officeooo:paragraph-rsid="00077564"/>
    </style:style>
    <style:style style:name="P4" style:family="paragraph" style:parent-style-name="Standard">
      <style:text-properties officeooo:rsid="000bf44f" officeooo:paragraph-rsid="000bf44f"/>
    </style:style>
    <style:style style:name="T1" style:family="text">
      <style:text-properties officeooo:rsid="000bf44f"/>
    </style:style>
    <style:style style:name="T2" style:family="text">
      <style:text-properties officeooo:rsid="000e5e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ES 2</text:p>
      <text:p text:style-name="P1">1) The heart of a computer, its job is to perform arithmetic and logic operations. Manage I/O and synchronize all components using the machine cycle.</text:p>
      <text:p text:style-name="P1"/>
      <text:p text:style-name="P1">2) the physical electrical components of a computer and is defined as “the collection of all computer parts you can physically touch”</text:p>
      <text:p text:style-name="P1"/>
      <text:p text:style-name="P1">3) A piece of essential base software used to manage all hardware components and allow a person to interact with the machine in an easy and user friendly way and mange all applicative software.</text:p>
      <text:p text:style-name="P1"/>
      <text:p text:style-name="P1">4) Immediate Access Store also known as the cpu’s registers are very small and expensive chips built right into the cpu that allow it to store and retrieve data really quickly. And are used for temporary storage during mathematical operations, by holding data being worked on by the cpu.</text:p>
      <text:p text:style-name="P1"/>
      <text:p text:style-name="P1">5) Drivers are a piece of software used to grant the operating system the ability to access and interact with different hardware components</text:p>
      <text:p text:style-name="P1"/>
      <text:p text:style-name="P1"/>
      <text:p text:style-name="P1"/>
      <text:p text:style-name="P1"><text:tab/>ES 5</text:p>
      <text:p text:style-name="P1">Optical discs are a a form of memory where the data is inscribed or etched onto a disc referred to as “burning” by a laser which an then read it back sequentially sector by sector </text:p>
      <text:p text:style-name="P1">Solid State memory is a type of memory with no moving components formed by computer chips made of transistors which can store and read memory really quickly and with non-sequential access <text:s/>storing data in blocks</text:p>
      <text:p text:style-name="P1"/>
      <text:p text:style-name="P1"><text:tab/>ES 6</text:p>
      <text:p text:style-name="P1"/>
      <text:p text:style-name="P1">1) Hardware refers to all the components in a computer that you can physically touch </text:p>
      <text:p text:style-name="P1">2) Peripherals are components that aren’t required for the correct functioning of a computer and that can be removed or plugged in at any moment</text:p>
      <text:p text:style-name="P1">3) the basic relationship of computer hardware is the motherboard and the system bus, by which they are all connected to and share information with.</text:p>
      <text:p text:style-name="P1">4) ram, a hard disk or ssd,a cpu a motherboard and fans</text:p>
      <text:p text:style-name="P1">5) read,write,interact with the user, and perform calculations</text:p>
      <text:p text:style-name="P1">6) the von neumann architecture is the model used for modern day computers and is made up of a cpu, i/o devices,ram,</text:p>
      <text:p text:style-name="P2">7) system software includes the ability to directly interact with hardware+</text:p>
      <text:p text:style-name="P2">8) general purpose software is software designed to serve a generic purpose instead of a specialized one.</text:p>
      <text:p text:style-name="P3"><text:span text:style-name="T1">9</text:span>)<text:span text:style-name="T1">the machine cycle is the cycle managed by the C.U to perform operations on a computer it is made of 4 steps</text:span></text:p>
      <text:p text:style-name="P4">fetch</text:p>
      <text:p text:style-name="P4">decode</text:p>
      <text:p text:style-name="P4">execute</text:p>
      <text:p text:style-name="P4">store</text:p>
      <text:p text:style-name="P4">10) the clock speed. <text:span text:style-name="T2">The amount of </text:span>MIPS and the <text:span text:style-name="T2">register </text:span>speed</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10:11:20.507521027</meta:creation-date>
    <dc:date>2024-03-11T11:04:10.392464803</dc:date>
    <meta:editing-duration>PT52M46S</meta:editing-duration>
    <meta:editing-cycles>9</meta:editing-cycles>
    <meta:generator>LibreOffice/7.6.4.1$Linux_X86_64 LibreOffice_project/60$Build-1</meta:generator>
    <meta:document-statistic meta:table-count="0" meta:image-count="0" meta:object-count="0" meta:page-count="1" meta:paragraph-count="24" meta:word-count="402" meta:character-count="2292" meta:non-whitespace-character-count="1907"/>
  </office:meta>
</office:document-meta>
</file>